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0.889in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text-position=""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text-position=""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text-position=""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text-position=""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text-position=""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text-position=""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text-position=""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text-position="" style:font-name="Times New Romances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text-position=""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Times New Romances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style:text-position=""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text-position=""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text-position=""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text-position=""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text-position="" style:font-name="Times New Romances" fo:font-size="11pt" style:font-size-asian="11pt" style:font-size-complex="11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8" style:family="text">
      <style:text-properties style:font-name-asian="WenQuanYi Micro Hei" style:font-name-complex="Lohit Hindi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1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 and (o.range_from).upper() or 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 and (o.division_from).upper() or ''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1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 (s) of Central Excise Registration No. ___<text:span text:style-name="T3"><text:a xlink:href="python://o.reg_no_from and (o.reg_no_from).upper() or ''" xlink:type="simple">reg_no_from</text:a></text:span>___ have undertaken to remove the undermentioned goods from the facetory / warehouse at ___<text:span text:style-name="T3"><text:a xlink:href="python://o.warehouse_from_id.name and (o.warehouse_from_id.name).upper() or ''" xlink:type="simple">warehouse from name</text:a></text:span>___ to the warehouse </text:p>
            <text:p>at ____<text:span text:style-name="T3"><text:a xlink:href="python://o.warehouse_to_id.name and (o.warehouse_to_id.name).upper() or ''" xlink:type="simple">warehouse to name</text:a></text:span>____ in Range ____<text:span text:style-name="T1"><text:a xlink:href="python://o.range_to and (o.range_to).upper() or ''" xlink:type="simple">range to</text:a></text:span>____ Division ____<text:span text:style-name="T2"><text:a xlink:href="python:// o.division_to and  (o.division_to).upper() or ''" xlink:type="simple">division to</text:a></text:span>_____ of Mr. /Messrs ____<text:span text:style-name="T2"><text:a xlink:href="python://o.to_mr_mess and (o.to_mr_mess).upper() or ''" xlink:type="simple">to_mr_mess</text:a></text:span>______ holder of Central Excise Registration No. ___<text:span text:style-name="T3"><text:a xlink:href="python://o.reg_no_to and (o.reg_no_to).upper() or 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17" office:value-type="string" table:number-columns-spanned="2" table:number-rows-spanned="1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7"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o.good_description and (o.good_description).upper() or ''" xlink:type="simple">good_description</text:a></text:p>
          </table:table-cell>
          <table:table-cell table:style-name="ce8" office:value-type="string">
            <text:p><text:a xlink:href="python://o.package_description or ''" xlink:type="simple">package_description</text:a> KGS</text:p>
          </table:table-cell>
          <table:table-cell table:style-name="ce8" office:value-type="string">
            <text:p><text:a xlink:href="python://o.gross_weight or ''" xlink:type="simple">gross weight</text:a></text:p>
          </table:table-cell>
          <table:table-cell table:style-name="ce16" office:value-type="string">
            <text:p><text:span text:style-name="T8"><text:a xlink:href="python://o.marks_package or ''" xlink:type="simple">marks_package</text:a></text:span></text:p>
          </table:table-cell>
          <table:table-cell table:style-name="ce16" office:value-type="string">
            <text:p><text:span text:style-name="T8"><text:a xlink:href="python://o.good_qty or ''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 or ''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.duty_rate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.amount_inr" xlink:type="simple">amount_inr</text:a></text:span></text:p>
          </table:table-cell>
          <table:table-cell table:style-name="ce8" office:value-type="string">
            <text:p><text:a xlink:href="python://o.invoice_no_id.name or ''" xlink:type="simple">invoice number</text:a></text:p>
            <text:p>DT <text:a xlink:href="python://get_date(o.invoiced_date) or ''" xlink:type="simple">invoiced_date</text:a></text:p>
          </table:table-cell>
          <table:table-cell table:style-name="ce8" office:value-type="string">
            <text:p>Truck No:</text:p>
            <text:p><text:a xlink:href="python://o.marks_package or ''" xlink:type="simple">marks_package</text:a></text:p>
          </table:table-cell>
          <table:table-cell table:style-name="ce16" office:value-type="string">
            <text:p><text:span text:style-name="T8"><text:a xlink:href="python://o.remarks and (o.remarks).upper() or 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o.division_from and (o.division_from).upper() or 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8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20"/>
          <table:covered-table-cell table:style-name="ce22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9"/>
          <table:covered-table-cell table:style-name="ce23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26T17:26:40</dc:date>
    <dc:creator>tien </dc:creator>
    <meta:editing-duration>PT2H18M58S</meta:editing-duration>
    <meta:editing-cycles>32</meta:editing-cycles>
    <meta:generator>LibreOffice/3.5$Linux_X86_64 LibreOffice_project/350m1$Build-2</meta:generator>
    <meta:document-statistic meta:table-count="3" meta:cell-count="52" meta:object-count="0"/>
  </office:meta>
</office:document-meta>
</file>